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124cm" style:rel-column-width="1204*"/>
    </style:style>
    <style:style style:name="Table2.B" style:family="table-column">
      <style:table-column-properties style:column-width="2.125cm" style:rel-column-width="120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background-color="#83caff" fo:padding="0.097cm" fo:border="0.05pt solid #000000">
        <style:background-image/>
      </style:table-cell-properties>
    </style:style>
    <style:style style:name="Table2.C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e2.H2" style:family="table-cell">
      <style:table-cell-properties fo:background-color="#83ca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none" fo:border-top="none" fo:border-bottom="0.05pt solid #000000"/>
    </style:style>
    <style:style style:name="Table2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none" fo:border-top="none" fo:border-bottom="0.05pt solid #000000"/>
    </style:style>
    <style:style style:name="Table2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none" fo:border-top="none" fo:border-bottom="0.05pt solid #000000"/>
    </style:style>
    <style:style style:name="Table2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none" fo:border-top="none" fo:border-bottom="0.05pt solid #000000"/>
    </style:style>
    <style:style style:name="Table2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none" fo:border-top="none" fo:border-bottom="0.05pt solid #000000"/>
    </style:style>
    <style:style style:name="Table2.G8" style:family="table-cell">
      <style:table-cell-properties fo:padding="0.097cm" fo:border-left="0.05pt solid #000000" fo:border-right="none" fo:border-top="none" fo:border-bottom="0.05pt solid #000000"/>
    </style:style>
    <style:style style:name="Table2.H8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124cm" style:rel-column-width="1204*"/>
    </style:style>
    <style:style style:name="Table3.B" style:family="table-column">
      <style:table-column-properties style:column-width="2.125cm" style:rel-column-width="120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background-color="#83caff" fo:padding="0.097cm" fo:border="0.05pt solid #000000">
        <style:background-image/>
      </style:table-cell-properties>
    </style:style>
    <style:style style:name="Table3.C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e3.H2" style:family="table-cell">
      <style:table-cell-properties fo:background-color="#83ca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C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none" fo:border-top="none" fo:border-bottom="0.05pt solid #000000"/>
    </style:style>
    <style:style style:name="Table3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none" fo:border-top="none" fo:border-bottom="0.05pt solid #000000"/>
    </style:style>
    <style:style style:name="Table3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none" fo:border-top="none" fo:border-bottom="0.05pt solid #000000"/>
    </style:style>
    <style:style style:name="Table3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none" fo:border-top="none" fo:border-bottom="0.05pt solid #000000"/>
    </style:style>
    <style:style style:name="Table3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none" fo:border-top="none" fo:border-bottom="0.05pt solid #000000"/>
    </style:style>
    <style:style style:name="Table3.F7" style:family="table-cell">
      <style:table-cell-properties fo:padding="0.097cm" fo:border-left="0.05pt solid #000000" fo:border-right="none" fo:border-top="none" fo:border-bottom="0.05pt solid #000000"/>
    </style:style>
    <style:style style:name="Table3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none" fo:border-top="none" fo:border-bottom="0.05pt solid #000000"/>
    </style:style>
    <style:style style:name="Table3.F8" style:family="table-cell">
      <style:table-cell-properties fo:padding="0.097cm" fo:border-left="0.05pt solid #000000" fo:border-right="none" fo:border-top="none" fo:border-bottom="0.05pt solid #000000"/>
    </style:style>
    <style:style style:name="Table3.G8" style:family="table-cell">
      <style:table-cell-properties fo:padding="0.097cm" fo:border-left="0.05pt solid #000000" fo:border-right="none" fo:border-top="none" fo:border-bottom="0.05pt solid #000000"/>
    </style:style>
    <style:style style:name="Table3.H8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Arial" fo:font-size="11pt" style:font-size-asian="11pt" style:font-size-complex="11pt"/>
    </style:style>
    <style:style style:name="P5" style:family="paragraph" style:parent-style-name="Table_20_Heading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Heading"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<text:s text:c="4"/><text:bookmark-start text:name="__DdeLink__0_1564693661"/>7.6000<text:bookmark-end text:name="__DdeLink__0_1564693661"/> <text:s text:c="3"/><text:bookmark-start text:name="__DdeLink__2_1564693661"/>1.9000<text:bookmark-end text:name="__DdeLink__2_1564693661"/> <text:s text:c="2"/><text:bookmark-start text:name="__DdeLink__4_1564693661"/><text:s/>0.8000<text:bookmark-end text:name="__DdeLink__4_1564693661"/> <text:s text:c="3"/><text:bookmark-start text:name="__DdeLink__6_1564693661"/>0.6000<text:bookmark-end text:name="__DdeLink__6_1564693661"/> <text:s text:c="3"/><text:bookmark-start text:name="__DdeLink__8_1564693661"/>2.2000<text:bookmark-end text:name="__DdeLink__8_1564693661"/> <text:s text:c="3"/><text:bookmark-start text:name="__DdeLink__10_1564693661"/>0.2000<text:bookmark-end text:name="__DdeLink__10_1564693661"/></text:p>
          </table:table-cell>
        </table:table-row>
        <table:table-row>
          <table:table-cell table:style-name="Table1.A2" office:value-type="string">
            <text:p text:style-name="Standard"><text:s text:c="4"/><text:bookmark-start text:name="__DdeLink__12_1564693661"/>0.8000<text:bookmark-end text:name="__DdeLink__12_1564693661"/> <text:s text:c="2"/><text:bookmark-start text:name="__DdeLink__14_1564693661"/>15.8000<text:bookmark-end text:name="__DdeLink__14_1564693661"/> <text:s text:c="3"/><text:bookmark-start text:name="__DdeLink__16_1564693661"/>0.3000<text:bookmark-end text:name="__DdeLink__16_1564693661"/> <text:s text:c="3"/>0.8000 <text:s text:c="3"/><text:bookmark-start text:name="__DdeLink__19_1564693661"/>1.5000<text:bookmark-end text:name="__DdeLink__19_1564693661"/> <text:s text:c="3"/><text:bookmark-start text:name="__DdeLink__21_1564693661"/>0.7000<text:bookmark-end text:name="__DdeLink__21_1564693661"/></text:p>
          </table:table-cell>
        </table:table-row>
        <table:table-row>
          <table:table-cell table:style-name="Table1.A2" office:value-type="string">
            <text:p text:style-name="Standard"><text:s text:c="4"/><text:bookmark-start text:name="__DdeLink__23_1564693661"/>0.5000<text:bookmark-end text:name="__DdeLink__23_1564693661"/> <text:s text:c="3"/><text:bookmark-start text:name="__DdeLink__25_1564693661"/>0.3000<text:bookmark-end text:name="__DdeLink__25_1564693661"/> <text:s text:c="3"/><text:bookmark-start text:name="__DdeLink__27_1564693661"/>8.1000<text:bookmark-end text:name="__DdeLink__27_1564693661"/> <text:s text:c="3"/><text:bookmark-start text:name="__DdeLink__29_1564693661"/>0.9000<text:bookmark-end text:name="__DdeLink__29_1564693661"/> <text:s text:c="3"/><text:bookmark-start text:name="__DdeLink__31_1564693661"/>0.5000<text:bookmark-end text:name="__DdeLink__31_1564693661"/> <text:s text:c="3"/><text:bookmark-start text:name="__DdeLink__33_1564693661"/>1.7000<text:bookmark-end text:name="__DdeLink__33_1564693661"/></text:p>
          </table:table-cell>
        </table:table-row>
        <table:table-row>
          <table:table-cell table:style-name="Table1.A2" office:value-type="string">
            <text:p text:style-name="Standard"><text:s text:c="9"/>0 <text:s text:c="3"/><text:bookmark-start text:name="__DdeLink__35_1564693661"/>1.1000<text:bookmark-end text:name="__DdeLink__35_1564693661"/> <text:s text:c="3"/><text:bookmark-start text:name="__DdeLink__37_1564693661"/>0.3000<text:bookmark-end text:name="__DdeLink__37_1564693661"/> <text:s text:c="2"/><text:bookmark-start text:name="__DdeLink__39_1564693661"/>20.0000<text:bookmark-end text:name="__DdeLink__39_1564693661"/> <text:s text:c="3"/><text:bookmark-start text:name="__DdeLink__41_1564693661"/>0.1000<text:bookmark-end text:name="__DdeLink__41_1564693661"/> <text:s text:c="3"/><text:bookmark-start text:name="__DdeLink__43_1564693661"/>0.3000<text:bookmark-end text:name="__DdeLink__43_1564693661"/></text:p>
          </table:table-cell>
        </table:table-row>
        <table:table-row>
          <table:table-cell table:style-name="Table1.A2" office:value-type="string">
            <text:p text:style-name="Standard"><text:s text:c="4"/><text:bookmark-start text:name="__DdeLink__45_1564693661"/>1.8000<text:bookmark-end text:name="__DdeLink__45_1564693661"/> <text:s text:c="3"/><text:bookmark-start text:name="__DdeLink__47_1564693661"/>2.5000<text:bookmark-end text:name="__DdeLink__47_1564693661"/> <text:s text:c="3"/><text:bookmark-start text:name="__DdeLink__49_1564693661"/>0.4000<text:bookmark-end text:name="__DdeLink__49_1564693661"/> <text:s text:c="3"/><text:bookmark-start text:name="__DdeLink__51_1564693661"/>0.6000<text:bookmark-end text:name="__DdeLink__51_1564693661"/> <text:s text:c="3"/><text:bookmark-start text:name="__DdeLink__53_1564693661"/>7.1000<text:bookmark-end text:name="__DdeLink__53_1564693661"/> <text:s text:c="3"/><text:bookmark-start text:name="__DdeLink__55_1564693661"/>0.9000<text:bookmark-end text:name="__DdeLink__55_1564693661"/></text:p>
          </table:table-cell>
        </table:table-row>
        <table:table-row>
          <table:table-cell table:style-name="Table1.A2" office:value-type="string">
            <text:p text:style-name="Standard"><text:s text:c="4"/><text:bookmark-start text:name="__DdeLink__57_1564693661"/>0.1000<text:bookmark-end text:name="__DdeLink__57_1564693661"/> <text:s text:c="3"/><text:bookmark-start text:name="__DdeLink__59_1564693661"/>0.1000<text:bookmark-end text:name="__DdeLink__59_1564693661"/> <text:s text:c="3"/><text:bookmark-start text:name="__DdeLink__61_1564693661"/>1.6000<text:bookmark-end text:name="__DdeLink__61_1564693661"/> <text:s text:c="3"/><text:bookmark-start text:name="__DdeLink__63_1564693661"/>1.1000<text:bookmark-end text:name="__DdeLink__63_1564693661"/> <text:s text:c="3"/>0.7000 <text:s text:c="2"/><text:bookmark-start text:name="__DdeLink__66_1564693661"/>17.4000<text:bookmark-end text:name="__DdeLink__66_1564693661"/></text:p>
          </table:table-cell>
        </table:table-row>
      </table:table>
      <text:p text:style-name="Standard"/>
      <text:p text:style-name="Standard"/>
      <text:p text:style-name="P1"><text:bookmark-start text:name="__DdeLink__69_1564693661"/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column table:style-name="Table2.B" table:number-columns-repeated="4"/>
        <table:table-header-rows>
          <table:table-row>
            <table:table-cell table:style-name="Table2.A1" table:number-rows-spanned="2" table:number-columns-spanned="2" office:value-type="string">
              <text:p text:style-name="P5">Six-output network</text:p>
            </table:table-cell>
            <table:covered-table-cell/>
            <table:table-cell table:style-name="Table2.C1" table:number-columns-spanned="6" office:value-type="string">
              <text:p text:style-name="P2">Predicted Emo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table-cell table:style-name="Table2.C2" office:value-type="string">
            <text:p text:style-name="P6">1</text:p>
          </table:table-cell>
          <table:table-cell table:style-name="Table2.C2" office:value-type="string">
            <text:p text:style-name="P6">2</text:p>
          </table:table-cell>
          <table:table-cell table:style-name="Table2.C2" office:value-type="string">
            <text:p text:style-name="P6">3</text:p>
          </table:table-cell>
          <table:table-cell table:style-name="Table2.C2" office:value-type="string">
            <text:p text:style-name="P6">4</text:p>
          </table:table-cell>
          <table:table-cell table:style-name="Table2.C2" office:value-type="string">
            <text:p text:style-name="P6">5</text:p>
          </table:table-cell>
          <table:table-cell table:style-name="Table2.H2" office:value-type="string">
            <text:p text:style-name="P6">6</text:p>
          </table:table-cell>
        </table:table-row>
        <table:table-row>
          <table:table-cell table:style-name="Table2.A3" table:number-rows-spanned="6" office:value-type="string">
            <text:p text:style-name="P3"/>
            <text:p text:style-name="P3"/>
            <text:p text:style-name="P3">Actual</text:p>
            <text:p text:style-name="P3">Emotions</text:p>
          </table:table-cell>
          <table:table-cell table:style-name="Table2.A3" office:value-type="string">
            <text:p text:style-name="P3">1</text:p>
          </table:table-cell>
          <table:table-cell table:style-name="Table2.C3" office:value-type="string">
            <text:p text:style-name="P1">7.6000</text:p>
          </table:table-cell>
          <table:table-cell table:style-name="Table2.D3" office:value-type="string">
            <text:p text:style-name="P1">1.9000</text:p>
          </table:table-cell>
          <table:table-cell table:style-name="Table2.E3" office:value-type="string">
            <text:p text:style-name="P1">0.8000</text:p>
          </table:table-cell>
          <table:table-cell table:style-name="Table2.F3" office:value-type="string">
            <text:p text:style-name="P1">0.6000</text:p>
          </table:table-cell>
          <table:table-cell table:style-name="Table2.G3" office:value-type="string">
            <text:p text:style-name="P1">2.2000</text:p>
          </table:table-cell>
          <table:table-cell table:style-name="Table2.H3" office:value-type="string">
            <text:p text:style-name="P1">0.2000</text:p>
          </table:table-cell>
        </table:table-row>
        <table:table-row>
          <table:covered-table-cell/>
          <table:table-cell table:style-name="Table2.A3" office:value-type="string">
            <text:p text:style-name="P3">2</text:p>
          </table:table-cell>
          <table:table-cell table:style-name="Table2.C4" office:value-type="string">
            <text:p text:style-name="P1">0.8000</text:p>
          </table:table-cell>
          <table:table-cell table:style-name="Table2.C3" office:value-type="string">
            <text:p text:style-name="P1">15.8000</text:p>
          </table:table-cell>
          <table:table-cell table:style-name="Table2.E4" office:value-type="string">
            <text:p text:style-name="P1">0.3000</text:p>
          </table:table-cell>
          <table:table-cell table:style-name="Table2.F4" office:value-type="string">
            <text:p text:style-name="P1">0.8000</text:p>
          </table:table-cell>
          <table:table-cell table:style-name="Table2.G4" office:value-type="string">
            <text:p text:style-name="P1">1.5000</text:p>
          </table:table-cell>
          <table:table-cell table:style-name="Table2.H4" office:value-type="string">
            <text:p text:style-name="P1">0.7000</text:p>
          </table:table-cell>
        </table:table-row>
        <table:table-row>
          <table:covered-table-cell/>
          <table:table-cell table:style-name="Table2.A3" office:value-type="string">
            <text:p text:style-name="P3">3</text:p>
          </table:table-cell>
          <table:table-cell table:style-name="Table2.C5" office:value-type="string">
            <text:p text:style-name="P1">0.5000</text:p>
          </table:table-cell>
          <table:table-cell table:style-name="Table2.D5" office:value-type="string">
            <text:p text:style-name="P1">0.3000</text:p>
          </table:table-cell>
          <table:table-cell table:style-name="Table2.C3" office:value-type="string">
            <text:p text:style-name="P1">8.1000</text:p>
          </table:table-cell>
          <table:table-cell table:style-name="Table2.F5" office:value-type="string">
            <text:p text:style-name="P1">0.9000</text:p>
          </table:table-cell>
          <table:table-cell table:style-name="Table2.G5" office:value-type="string">
            <text:p text:style-name="P1">0.5000</text:p>
          </table:table-cell>
          <table:table-cell table:style-name="Table2.H5" office:value-type="string">
            <text:p text:style-name="P1">1.7000</text:p>
          </table:table-cell>
        </table:table-row>
        <table:table-row>
          <table:covered-table-cell/>
          <table:table-cell table:style-name="Table2.A3" office:value-type="string">
            <text:p text:style-name="P3">4</text:p>
          </table:table-cell>
          <table:table-cell table:style-name="Table2.C6" office:value-type="string">
            <text:p text:style-name="P4">0</text:p>
          </table:table-cell>
          <table:table-cell table:style-name="Table2.D6" office:value-type="string">
            <text:p text:style-name="P1">1.1000</text:p>
          </table:table-cell>
          <table:table-cell table:style-name="Table2.E6" office:value-type="string">
            <text:p text:style-name="P1">0.3000</text:p>
          </table:table-cell>
          <table:table-cell table:style-name="Table2.C3" office:value-type="string">
            <text:p text:style-name="P1">20.0000</text:p>
          </table:table-cell>
          <table:table-cell table:style-name="Table2.G6" office:value-type="string">
            <text:p text:style-name="P1">0.1000</text:p>
          </table:table-cell>
          <table:table-cell table:style-name="Table2.H6" office:value-type="string">
            <text:p text:style-name="P1">0.3000</text:p>
          </table:table-cell>
        </table:table-row>
        <table:table-row>
          <table:covered-table-cell/>
          <table:table-cell table:style-name="Table2.A3" office:value-type="string">
            <text:p text:style-name="P3">5</text:p>
          </table:table-cell>
          <table:table-cell table:style-name="Table2.C7" office:value-type="string">
            <text:p text:style-name="P1">1.8000</text:p>
          </table:table-cell>
          <table:table-cell table:style-name="Table2.D7" office:value-type="string">
            <text:p text:style-name="P1">2.5000</text:p>
          </table:table-cell>
          <table:table-cell table:style-name="Table2.E7" office:value-type="string">
            <text:p text:style-name="P1">0.4000</text:p>
          </table:table-cell>
          <table:table-cell table:style-name="Table2.F7" office:value-type="string">
            <text:p text:style-name="P1">0.6000</text:p>
          </table:table-cell>
          <table:table-cell table:style-name="Table2.C3" office:value-type="string">
            <text:p text:style-name="P1">7.1000</text:p>
          </table:table-cell>
          <table:table-cell table:style-name="Table2.H7" office:value-type="string">
            <text:p text:style-name="P1">0.9000</text:p>
          </table:table-cell>
        </table:table-row>
        <table:table-row>
          <table:covered-table-cell/>
          <table:table-cell table:style-name="Table2.A3" office:value-type="string">
            <text:p text:style-name="P3">6</text:p>
          </table:table-cell>
          <table:table-cell table:style-name="Table2.C8" office:value-type="string">
            <text:p text:style-name="P1">0.1000</text:p>
          </table:table-cell>
          <table:table-cell table:style-name="Table2.D8" office:value-type="string">
            <text:p text:style-name="P1">0.1000</text:p>
          </table:table-cell>
          <table:table-cell table:style-name="Table2.E8" office:value-type="string">
            <text:p text:style-name="P1">1.6000</text:p>
          </table:table-cell>
          <table:table-cell table:style-name="Table2.F8" office:value-type="string">
            <text:p text:style-name="P1">1.1000</text:p>
          </table:table-cell>
          <table:table-cell table:style-name="Table2.G8" office:value-type="string">
            <text:p text:style-name="P1">0.7000</text:p>
          </table:table-cell>
          <table:table-cell table:style-name="Table2.H8" office:value-type="string">
            <text:p text:style-name="P1">17.4000</text:p>
          </table:table-cell>
        </table:table-row>
      </table:table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 table:number-columns-repeated="2"/>
        <table:table-column table:style-name="Table3.A"/>
        <table:table-column table:style-name="Table3.B" table:number-columns-repeated="4"/>
        <table:table-header-rows>
          <table:table-row>
            <table:table-cell table:style-name="Table3.A1" table:number-rows-spanned="2" table:number-columns-spanned="2" office:value-type="string">
              <text:p text:style-name="P5">Six single-output networks</text:p>
            </table:table-cell>
            <table:covered-table-cell/>
            <table:table-cell table:style-name="Table3.C1" table:number-columns-spanned="6" office:value-type="string">
              <text:p text:style-name="P2">Predicted Emo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table-cell table:style-name="Table3.C2" office:value-type="string">
            <text:p text:style-name="P6">1</text:p>
          </table:table-cell>
          <table:table-cell table:style-name="Table3.C2" office:value-type="string">
            <text:p text:style-name="P6">2</text:p>
          </table:table-cell>
          <table:table-cell table:style-name="Table3.C2" office:value-type="string">
            <text:p text:style-name="P6">3</text:p>
          </table:table-cell>
          <table:table-cell table:style-name="Table3.C2" office:value-type="string">
            <text:p text:style-name="P6">4</text:p>
          </table:table-cell>
          <table:table-cell table:style-name="Table3.C2" office:value-type="string">
            <text:p text:style-name="P6">5</text:p>
          </table:table-cell>
          <table:table-cell table:style-name="Table3.H2" office:value-type="string">
            <text:p text:style-name="P6">6</text:p>
          </table:table-cell>
        </table:table-row>
        <table:table-row>
          <table:table-cell table:style-name="Table3.A3" table:number-rows-spanned="6" office:value-type="string">
            <text:p text:style-name="P3"/>
            <text:p text:style-name="P3"/>
            <text:p text:style-name="P3">Actual</text:p>
            <text:p text:style-name="P3">Emotions</text:p>
          </table:table-cell>
          <table:table-cell table:style-name="Table3.A3" office:value-type="string">
            <text:p text:style-name="P3">1</text:p>
          </table:table-cell>
          <table:table-cell table:style-name="Table3.C3" office:value-type="string">
            <text:p text:style-name="P1">8.8000</text:p>
          </table:table-cell>
          <table:table-cell table:style-name="Table3.D3" office:value-type="string">
            <text:p text:style-name="P1"/>
          </table:table-cell>
          <table:table-cell table:style-name="Table3.E3" office:value-type="string">
            <text:p text:style-name="P1"/>
          </table:table-cell>
          <table:table-cell table:style-name="Table3.F3" office:value-type="string">
            <text:p text:style-name="P1"/>
          </table:table-cell>
          <table:table-cell table:style-name="Table3.G3" office:value-type="string">
            <text:p text:style-name="P1"/>
          </table:table-cell>
          <table:table-cell table:style-name="Table3.H3" office:value-type="string">
            <text:p text:style-name="P1"/>
          </table:table-cell>
        </table:table-row>
        <table:table-row>
          <table:covered-table-cell/>
          <table:table-cell table:style-name="Table3.A3" office:value-type="string">
            <text:p text:style-name="P3">2</text:p>
          </table:table-cell>
          <table:table-cell table:style-name="Table3.C4" office:value-type="string">
            <text:p text:style-name="P1">1.5000</text:p>
          </table:table-cell>
          <table:table-cell table:style-name="Table3.C3" office:value-type="string">
            <text:p text:style-name="P1"/>
          </table:table-cell>
          <table:table-cell table:style-name="Table3.E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G4" office:value-type="string">
            <text:p text:style-name="P1"/>
          </table:table-cell>
          <table:table-cell table:style-name="Table3.H4" office:value-type="string">
            <text:p text:style-name="P1"/>
          </table:table-cell>
        </table:table-row>
        <table:table-row>
          <table:covered-table-cell/>
          <table:table-cell table:style-name="Table3.A3" office:value-type="string">
            <text:p text:style-name="P3">3</text:p>
          </table:table-cell>
          <table:table-cell table:style-name="Table3.C5" office:value-type="string">
            <text:p text:style-name="P1">0.9000 <text:s/></text:p>
          </table:table-cell>
          <table:table-cell table:style-name="Table3.D5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F5" office:value-type="string">
            <text:p text:style-name="P1"/>
          </table:table-cell>
          <table:table-cell table:style-name="Table3.G5" office:value-type="string">
            <text:p text:style-name="P1"/>
          </table:table-cell>
          <table:table-cell table:style-name="Table3.H5" office:value-type="string">
            <text:p text:style-name="P1"/>
          </table:table-cell>
        </table:table-row>
        <table:table-row>
          <table:covered-table-cell/>
          <table:table-cell table:style-name="Table3.A3" office:value-type="string">
            <text:p text:style-name="P3">4</text:p>
          </table:table-cell>
          <table:table-cell table:style-name="Table3.C6" office:value-type="string">
            <text:p text:style-name="P1">0.1000 <text:s/></text:p>
          </table:table-cell>
          <table:table-cell table:style-name="Table3.D6" office:value-type="string">
            <text:p text:style-name="P1"/>
          </table:table-cell>
          <table:table-cell table:style-name="Table3.E6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G6" office:value-type="string">
            <text:p text:style-name="P1"/>
          </table:table-cell>
          <table:table-cell table:style-name="Table3.H6" office:value-type="string">
            <text:p text:style-name="P1"/>
          </table:table-cell>
        </table:table-row>
        <table:table-row>
          <table:covered-table-cell/>
          <table:table-cell table:style-name="Table3.A3" office:value-type="string">
            <text:p text:style-name="P3">5</text:p>
          </table:table-cell>
          <table:table-cell table:style-name="Table3.C7" office:value-type="string">
            <text:p text:style-name="P1">2.0000 </text:p>
          </table:table-cell>
          <table:table-cell table:style-name="Table3.D7" office:value-type="string">
            <text:p text:style-name="P1"/>
          </table:table-cell>
          <table:table-cell table:style-name="Table3.E7" office:value-type="string">
            <text:p text:style-name="P1"/>
          </table:table-cell>
          <table:table-cell table:style-name="Table3.F7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H7" office:value-type="string">
            <text:p text:style-name="P1"/>
          </table:table-cell>
        </table:table-row>
        <table:table-row>
          <table:covered-table-cell/>
          <table:table-cell table:style-name="Table3.A3" office:value-type="string">
            <text:p text:style-name="P3">6</text:p>
          </table:table-cell>
          <table:table-cell table:style-name="Table3.C8" office:value-type="string">
            <text:p text:style-name="P1">0.3000 </text:p>
          </table:table-cell>
          <table:table-cell table:style-name="Table3.D8" office:value-type="string">
            <text:p text:style-name="P1"/>
          </table:table-cell>
          <table:table-cell table:style-name="Table3.E8" office:value-type="string">
            <text:p text:style-name="P1"/>
          </table:table-cell>
          <table:table-cell table:style-name="Table3.F8" office:value-type="string">
            <text:p text:style-name="P1"/>
          </table:table-cell>
          <table:table-cell table:style-name="Table3.G8" office:value-type="string">
            <text:p text:style-name="P1"/>
          </table:table-cell>
          <table:table-cell table:style-name="Table3.H8" office:value-type="string">
            <text:p text:style-name="P1"/>
          </table:table-cell>
        </table:table-row>
      </table:table>
      <text:p text:style-name="P1"/>
      <text:p text:style-name="P1"/>
      <text:p text:style-name="P1"><text:bookmark-end text:name="__DdeLink__69_1564693661"/><text:s text:c="4"/><text:bookmark-start text:name="__DdeLink__71_1564693661"/>8.8000<text:bookmark-end text:name="__DdeLink__71_1564693661"/> <text:s text:c="3"/>1.5000 <text:s text:c="3"/>0.8000 <text:s text:c="3"/>0.5000 <text:s text:c="3"/>1.5000 <text:s text:c="3"/>0.2000</text:p>
      <text:p text:style-name="P1"><text:s text:c="4"/><text:bookmark-start text:name="__DdeLink__73_1564693661"/>1.5000<text:bookmark-end text:name="__DdeLink__73_1564693661"/> <text:s text:c="2"/>14.6000 <text:s text:c="3"/>0.6000 <text:s text:c="3"/>1.1000 <text:s text:c="3"/>1.7000 <text:s text:c="3"/>0.4000</text:p>
      <text:p text:style-name="P1"><text:s text:c="4"/><text:bookmark-start text:name="__DdeLink__75_1564693661"/>0.9000 <text:s/><text:bookmark-end text:name="__DdeLink__75_1564693661"/><text:s text:c="2"/>0.8000 <text:s text:c="3"/>8.4000 <text:s text:c="3"/>0.5000 <text:s text:c="3"/>0.5000 <text:s text:c="3"/>0.9000</text:p>
      <text:p text:style-name="P1"><text:s text:c="4"/><text:bookmark-start text:name="__DdeLink__77_1564693661"/>0.1000 <text:s/><text:bookmark-end text:name="__DdeLink__77_1564693661"/><text:s text:c="2"/>0.7000 <text:s text:c="3"/>0.2000 <text:s text:c="2"/>19.8000 <text:s text:c="3"/>0.7000 <text:s text:c="3"/>0.3000</text:p>
      <text:p text:style-name="P1"><text:s text:c="3"/><text:bookmark-start text:name="__DdeLink__79_1564693661"/><text:s/>2.0000 <text:bookmark-end text:name="__DdeLink__79_1564693661"/><text:s text:c="3"/>2.3000 <text:s text:c="3"/>0.9000 <text:s text:c="3"/>0.7000 <text:s text:c="3"/>7.1000 <text:s text:c="3"/>0.3000</text:p>
      <text:p text:style-name="P1"><text:s text:c="4"/><text:bookmark-start text:name="__DdeLink__81_1564693661"/>0.3000 <text:bookmark-end text:name="__DdeLink__81_1564693661"/><text:s text:c="3"/>0.5000 <text:s text:c="3"/>1.3000 <text:s text:c="3"/>0.6000 <text:s text:c="3"/>0.3000 <text:s text:c="2"/>18.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na Liu</meta:initial-creator>
    <meta:creation-date>2012-11-19T21:26:56</meta:creation-date>
    <dc:date>2012-11-19T21:38:05</dc:date>
    <dc:creator>Tina Liu</dc:creator>
    <meta:editing-duration>PT2M22S</meta:editing-duration>
    <meta:editing-cycles>4</meta:editing-cycles>
    <meta:generator>LibreOffice/3.5$Linux_X86_64 LibreOffice_project/350m1$Build-2</meta:generator>
    <meta:document-statistic meta:table-count="3" meta:image-count="0" meta:object-count="0" meta:page-count="1" meta:paragraph-count="86" meta:word-count="151" meta:character-count="1108" meta:non-whitespace-character-count="810"/>
  </office:meta>
</office:document-meta>
</file>